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63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957in"/>
    </style:style>
    <style:style style:name="co5" style:family="table-column">
      <style:table-column-properties fo:break-before="auto" style:column-width="1.5547in"/>
    </style:style>
    <style:style style:name="co6" style:family="table-column">
      <style:table-column-properties fo:break-before="auto" style:column-width="0.9516in"/>
    </style:style>
    <style:style style:name="co7" style:family="table-column">
      <style:table-column-properties fo:break-before="auto" style:column-width="1.183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ext-properties fo:font-size="7pt" fo:language="en" fo:country="US" style:font-size-asian="7pt" style:language-asian="en" style:country-asian="US" style:font-size-complex="7pt" style:language-complex="en" style:country-complex="US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none" fo:border-left="0.0346in solid #000000" fo:border-right="none" fo:border-top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346in solid #000000" fo:border-left="0.0346in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none" fo:background-color="#cccccc" fo:border-left="0.0346in solid #000000" fo:border-right="none" fo:border-top="0.0346in solid #000000"/>
      <style:text-properties fo:font-size="15pt" fo:font-weight="bold" style:font-size-asian="15pt" style:font-size-complex="15pt"/>
    </style:style>
    <style:style style:name="ce8" style:family="table-cell" style:parent-style-name="Default">
      <style:table-cell-properties fo:border-bottom="none" fo:border-left="none" fo:border-right="none" fo:border-top="0.0346in solid #000000"/>
    </style:style>
    <style:style style:name="ce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0346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order-bottom="none" fo:background-color="#cccccc" fo:border-left="none" fo:border-right="none" fo:border-top="0.0346in solid #000000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99ccff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346in solid #000000" fo:background-color="#99ccff" fo:border-left="none" fo:border-right="none" fo:border-top="none"/>
      <style:text-properties fo:font-size="15pt" style:font-size-asian="15pt" style:font-size-complex="15pt"/>
    </style:style>
    <style:style style:name="ce15" style:family="table-cell" style:parent-style-name="Default">
      <style:table-cell-properties fo:border-bottom="0.0346in solid #000000" fo:border-left="none" fo:border-right="none" fo:border-top="none"/>
    </style:style>
    <style:style style:name="ce16" style:family="table-cell" style:parent-style-name="Default">
      <style:table-cell-properties fo:border-bottom="0.0346in solid #000000" fo:border-left="none" fo:border-right="none" fo:border-top="none"/>
      <style:text-properties fo:font-size="15pt" style:font-size-asian="15pt" style:font-size-complex="15pt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346in solid #000000" fo:border-top="0.0346in solid #000000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none" fo:border-left="none" fo:border-right="0.0346in solid #000000" fo:border-top="none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0.0346in solid #000000" fo:border-left="none" fo:border-right="0.0346in solid #000000" fo:border-top="none"/>
      <style:text-properties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0346in solid #000000" fo:border-top="0.0346in solid #000000"/>
    </style:style>
    <style:style style:name="ce21" style:family="table-cell" style:parent-style-name="Default">
      <style:table-cell-properties fo:border-bottom="none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0.0346in solid #000000" fo:background-color="#99ccff" fo:border-left="none" fo:border-right="0.0346in solid #000000" fo:border-top="none"/>
      <style:text-properties fo:font-size="15pt" style:font-size-asian="15pt" style:font-size-complex="15pt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/>
      <style:text-properties fo:font-size="15pt" fo:font-weight="bold"/>
    </style:style>
    <style:style style:name="ce24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order-bottom="none" fo:border-left="0.0346in solid #000000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/>
      <style:text-properties fo:font-size="15pt" style:font-size-asian="15pt" style:font-size-complex="15pt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-bottom="none" fo:border-left="none" fo:border-right="0.0346in solid #000000" fo:border-top="none"/>
    </style:style>
    <style:style style:name="ce33" style:family="table-cell" style:parent-style-name="Default">
      <style:table-cell-properties fo:border-bottom="0.0346in solid #000000" fo:background-color="#99ccff" style:text-align-source="fix" style:repeat-content="false" fo:border-left="none" fo:border-right="0.0346in solid #000000" fo:border-top="none"/>
      <style:paragraph-properties fo:text-align="center" fo:margin-left="0in"/>
      <style:text-properties fo:font-size="15pt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fo:border-bottom="0.0346in solid #000000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order-left="0.0346in solid #000000" fo:border-right="none" fo:border-top="none"/>
    </style:style>
    <style:style style:name="ce37" style:family="table-cell" style:parent-style-name="Default">
      <style:table-cell-properties fo:border-bottom="none" fo:border-left="0.0346in solid #000000" fo:border-right="0.0346in solid #000000" fo:border-top="none"/>
      <style:text-properties fo:font-size="15pt" style:font-size-asian="15pt" style:font-size-complex="15pt"/>
    </style:style>
  </office:automatic-styles>
  <office:body>
    <office:spreadsheet>
      <table:content-validations>
        <table:content-validation table:name="val1" table:condition="of:cell-content-is-in-list(&quot;Amazon&quot;;&quot;Barbarian&quot;;&quot;Centaur&quot;;&quot;Noble&quot;;&quot;Spearman&quot;;&quot;Elementalist (Fire)&quot;;&quot;Elementalist (Air)&quot;;&quot;Elementalist (Earth)&quot;;&quot;Elementalist (Water)&quot;;&quot;Lyrist&quot;;&quot;Nymph (Dryad)&quot;;&quot;Nymph (Naiad)&quot;;&quot;Nymph (Nereid)&quot;;&quot;Nymph (Oread)&quot;;&quot;Nymph (Helead)&quot;;&quot;Nymph (Napaea)&quot;;&quot;Priest&quot;;&quot;Sorcerer&quot;;&quot;Hunter&quot;;&quot;Thief&quot;)" table:allow-empty-cell="true" table:display-list="unsorted" table:base-cell-address="Sheet1.C4">
          <table:error-message table:message-type="stop" table:display="true"/>
        </table:content-validation>
        <table:content-validation table:name="val2" table:condition="of:cell-content-is-in-list(&quot;Female&quot;;&quot;Male&quot;)" table:allow-empty-cell="true" table:display-list="sorted-ascending" table:base-cell-address="Sheet1.C5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Sheet1.C6"/>
        <table:content-validation table:name="val4" table:condition="of:cell-content-is-whole-number() and cell-content()&gt;=17" table:allow-empty-cell="true" table:base-cell-address="Sheet1.C7"/>
        <table:content-validation table:name="val5" table:condition="of:cell-content-is-in-list(&quot;Apollo&quot;;&quot;Aphrodite&quot;;&quot;Ares&quot;;&quot;Artemis&quot;;&quot;Athena&quot;;&quot;Demeter&quot;;&quot;Hephaestus&quot;;&quot;Hera&quot;;&quot;Hermes&quot;;&quot;Hestia&quot;;&quot;Poseidon&quot;;&quot;Zeus&quot;)" table:allow-empty-cell="true" table:display-list="unsorted" table:base-cell-address="Sheet1.C8">
          <table:error-message table:message-type="stop" table:display="true"/>
        </table:content-validation>
        <table:content-validation table:name="val6" table:condition="of:cell-content-is-whole-number() and cell-content-is-between(1,20)" table:allow-empty-cell="true" table:base-cell-address="Sheet1.C11">
          <table:error-message table:message-type="stop" table:display="true"/>
        </table:content-validation>
        <table:content-validation table:name="val7" table:condition="of:cell-content-is-whole-number() and cell-content-is-between(0,[.D26])" table:allow-empty-cell="true" table:base-cell-address="Sheet1.D27">
          <table:error-message table:message-type="stop" table:display="true"/>
        </table:content-validation>
        <table:content-validation table:name="val8" table:condition="of:cell-content-is-whole-number() and cell-content()&gt;0" table:allow-empty-cell="true" table:base-cell-address="Sheet1.D32"/>
        <table:content-validation table:name="val9" table:condition="of:cell-content-is-in-list(&quot;-&quot;;&quot;✓&quot;)" table:allow-empty-cell="true" table:display-list="unsorted" table:base-cell-address="Sheet1.H20">
          <table:error-message table:message-type="stop" table:display="true"/>
        </table:content-validation>
        <table:content-validation table:name="val10" table:condition="of:cell-content-is-in-list(&quot;-&quot;;&quot;✓&quot;)" table:allow-empty-cell="true" table:display-list="unsorted" table:base-cell-address="Sheet1.H21">
          <table:error-message table:message-type="stop" table:display="true"/>
        </table:content-validation>
        <table:content-validation table:name="val11" table:condition="of:cell-content-is-in-list(&quot;-&quot;;&quot;✓&quot;)" table:allow-empty-cell="true" table:display-list="unsorted" table:base-cell-address="Sheet1.H22"/>
        <table:content-validation table:name="val12" table:condition="of:cell-content-is-in-list(&quot;Fists&quot;;&quot;Sword&quot;;&quot;Spear&quot;;&quot;Dagger&quot;;&quot;Barbarian&quot;;&quot;Bow&quot;;&quot;&quot;)" table:allow-empty-cell="false" table:display-list="unsorted" table:base-cell-address="Sheet1.H24">
          <table:error-message table:message-type="stop" table:display="true"/>
        </table:content-validation>
        <table:content-validation table:name="val13" table:condition="of:cell-content-is-whole-number() and cell-content-is-between(0,[.L26])" table:allow-empty-cell="true" table:base-cell-address="Sheet1.L2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column table:style-name="co6" table:default-cell-style-name="ce18"/>
        <table:table-column table:style-name="co4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ce32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11" table:number-rows-spanned="1">
            <text:p>Character Basics</text:p>
          </table:table-cell>
          <table:covered-table-cell table:number-columns-repeated="9" table:style-name="ce8"/>
          <table:covered-table-cell table:style-name="ce20"/>
        </table:table-row>
        <table:table-row table:style-name="ro2">
          <table:table-cell/>
          <table:table-cell office:value-type="string">
            <text:p>Character Name</text:p>
          </table:table-cell>
          <table:table-cell table:style-name="ce9" office:value-type="string" table:number-columns-spanned="6" table:number-rows-spanned="1">
            <text:p>Redorus</text:p>
          </table:table-cell>
          <table:covered-table-cell table:style-name="ce3"/>
          <table:covered-table-cell table:style-name="ce23"/>
          <table:covered-table-cell table:style-name="ce26"/>
          <table:covered-table-cell/>
          <table:covered-table-cell table:style-name="ce28"/>
          <table:table-cell/>
          <table:table-cell table:style-name="ce34" office:value-type="string" table:number-columns-spanned="3" table:number-rows-spanned="1">
            <text:p>Description</text:p>
          </table:table-cell>
          <table:covered-table-cell table:number-columns-repeated="2"/>
        </table:table-row>
        <table:table-row table:style-name="ro2">
          <table:table-cell table:style-name="ce1" table:formula="of:=IF(EXACT([.C4];&quot;Amazon&quot;);1;IF(EXACT([.C4];&quot;Barbarian&quot;);2;IF(EXACT([.C4];&quot;Centaur&quot;);3;IF(EXACT([.C4];&quot;Noble&quot;);4;IF(EXACT([.C4];&quot;Spearman&quot;);5;IF(EXACT(LEFT([.C4];12);&quot;Elementalist&quot;);6;IF(EXACT([.C4];&quot;Lyrist&quot;);7;IF(EXACT(LEFT([.C4];5);&quot;Nymph&quot;);8;IF(EXACT([.C4];&quot;Priest&quot;);9;IF(EXACT([.C4];&quot;Sorcerer&quot;);10;IF(EXACT([.C4];&quot;Hunter&quot;);11;IF(EXACT([.C4];&quot;Thief&quot;);12;0))))))))))))" office:value-type="float" office:value="5">
            <text:p>5</text:p>
          </table:table-cell>
          <table:table-cell office:value-type="string">
            <text:p>Class</text:p>
          </table:table-cell>
          <table:table-cell table:style-name="ce9" table:content-validation-name="val1" office:value-type="string" table:number-columns-spanned="6" table:number-rows-spanned="1">
            <text:p>Spearman</text:p>
          </table:table-cell>
          <table:covered-table-cell table:style-name="ce3"/>
          <table:covered-table-cell/>
          <table:covered-table-cell table:style-name="Default"/>
          <table:covered-table-cell table:style-name="ce3"/>
          <table:covered-table-cell table:style-name="ce29"/>
          <table:table-cell/>
          <table:table-cell table:style-name="ce35" table:number-columns-spanned="3" table:number-rows-spanned="5"/>
          <table:covered-table-cell table:number-columns-repeated="2"/>
        </table:table-row>
        <table:table-row table:style-name="ro2">
          <table:table-cell table:style-name="ce2" table:formula="of:=IF(EXACT([.C5];&quot;Female&quot;);1;IF(EXACT([.C5];&quot;Male&quot;);2;0))" office:value-type="float" office:value="2">
            <text:p>2</text:p>
          </table:table-cell>
          <table:table-cell office:value-type="string">
            <text:p>Gender</text:p>
          </table:table-cell>
          <table:table-cell table:style-name="ce10" table:content-validation-name="val2" office:value-type="string" table:number-columns-spanned="2" table:number-rows-spanned="1">
            <text:p>Male</text:p>
          </table:table-cell>
          <table:covered-table-cell table:style-name="ce3"/>
          <table:table-cell/>
          <table:table-cell table:style-name="Default"/>
          <table:table-cell/>
          <table:table-cell table:style-name="ce28"/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formula="of:=IF(AND(1 &lt;= [.A4];[.A4] &lt;= 5);&quot;Glory&quot;;IF(AND(6&lt;=[.A4];[.A4]&lt;=10);&quot;Wisdom&quot;;IF(AND(11&lt;=[.A4];[.A4]&lt;=12);&quot;Experience&quot;;&quot;&quot;)))" office:value-type="string" office:string-value="Glory">
            <text:p>Glory</text:p>
          </table:table-cell>
          <table:table-cell table:style-name="ce10" table:content-validation-name="val3" office:value-type="float" office:value="0" table:number-columns-spanned="2" table:number-rows-spanned="1">
            <text:p>0</text:p>
          </table:table-cell>
          <table:covered-table-cell table:style-name="ce3"/>
          <table:table-cell/>
          <table:table-cell table:style-name="ce3" office:value-type="string" table:number-columns-spanned="2" table:number-rows-spanned="1">
            <text:p>Level</text:p>
          </table:table-cell>
          <table:covered-table-cell/>
          <table:table-cell table:style-name="ce29" table:formula="of:=IF([.C6]&lt;1000;1;IF([.C6]&lt;2000;2;IF([.C6]&lt;4000;3;IF([.C6]&lt;7000;4;IF([.C6]&lt;10000;5;6)))))" office:value-type="float" office:value="1">
            <text:p>1</text:p>
          </table:table-cell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office:value-type="string">
            <text:p>Age</text:p>
          </table:table-cell>
          <table:table-cell table:style-name="ce10" table:content-validation-name="val4" office:value-type="float" office:value="21" table:number-columns-spanned="2" table:number-rows-spanned="1">
            <text:p>21</text:p>
          </table:table-cell>
          <table:covered-table-cell table:style-name="ce3"/>
          <table:table-cell/>
          <table:table-cell table:style-name="Default" table:content-validation-name="val4"/>
          <table:table-cell/>
          <table:table-cell table:style-name="ce28"/>
          <table:table-cell/>
          <table:covered-table-cell table:style-name="Default"/>
          <table:covered-table-cell table:number-columns-repeated="2"/>
        </table:table-row>
        <table:table-row table:style-name="ro2">
          <table:table-cell/>
          <table:table-cell table:style-name="ce6" office:value-type="string">
            <text:p>Diety</text:p>
          </table:table-cell>
          <table:table-cell table:style-name="ce11" table:content-validation-name="val5" office:value-type="string" table:number-columns-spanned="6" table:number-rows-spanned="1">
            <text:p>Ares</text:p>
          </table:table-cell>
          <table:covered-table-cell table:style-name="ce16"/>
          <table:covered-table-cell table:style-name="ce24" table:content-validation-name="val4"/>
          <table:covered-table-cell table:style-name="ce15" table:content-validation-name="val4"/>
          <table:covered-table-cell table:number-columns-repeated="2" table:style-name="ce15"/>
          <table:table-cell table:style-name="ce15"/>
          <table:covered-table-cell table:number-columns-repeated="2" table:style-name="ce15"/>
          <table:covered-table-cell table:style-name="ce35"/>
        </table:table-row>
        <table:table-row table:style-name="ro2">
          <table:table-cell/>
          <table:table-cell table:style-name="ce3" table:number-columns-repeated="3"/>
          <table:table-cell table:style-name="ce25" table:content-validation-name="val4"/>
          <table:table-cell table:style-name="Default" table:content-validation-name="val4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7" office:value-type="string">
            <text:p>Attributes</text:p>
          </table:table-cell>
          <table:table-cell table:style-name="ce12" office:value-type="string">
            <text:p>Score</text:p>
          </table:table-cell>
          <table:table-cell table:style-name="ce17" office:value-type="string">
            <text:p>Mod.</text:p>
          </table:table-cell>
          <table:table-cell/>
          <table:table-cell table:style-name="ce4" office:value-type="string" table:number-columns-spanned="3" table:number-rows-spanned="1">
            <text:p>Saving Rolls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Special Talents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>
            <text:p>Might</text:p>
          </table:table-cell>
          <table:table-cell table:style-name="ce13" table:content-validation-name="val6" office:value-type="float" office:value="14">
            <text:p>14</text:p>
          </table:table-cell>
          <table:table-cell table:style-name="ce18" table:formula="of:=IF([.C11]&lt;=10;INT(([.C11]+1)/2-5);INT(([.C11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Athletic Prowess</text:p>
          </table:table-cell>
          <table:covered-table-cell/>
          <table:table-cell table:formula="of:=[.D11]+[.D12]+[.D14]" office:value-type="float" office:value="5">
            <text:p>5</text:p>
          </table:table-cell>
          <table:table-cell/>
          <table:table-cell table:style-name="ce5" table:formula="of:=IF([.A4]=11;&quot;Hunting&quot;;IF([.A4]=12;&quot;Thievery&quot;;&quot;&quot;))" table:number-columns-spanned="2" table:number-rows-spanned="1">
            <text:p/>
          </table:table-cell>
          <table:covered-table-cell/>
          <table:table-cell table:style-name="ce18" table:formula="of:=IF([.A4]=11;[.D12]+[.D13];IF([.A4]=12;[.D13]+[.D14];&quot;&quot;))">
            <text:p/>
          </table:table-cell>
        </table:table-row>
        <table:table-row table:style-name="ro2">
          <table:table-cell/>
          <table:table-cell office:value-type="string">
            <text:p>Skill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2]&lt;=10;INT(([.C12]+1)/2-5);INT(([.C12]-1)/2-5))" office:value-type="float" office:value="3">
            <text:p>3</text:p>
          </table:table-cell>
          <table:table-cell/>
          <table:table-cell office:value-type="string" table:number-columns-spanned="2" table:number-rows-spanned="1">
            <text:p>Danger Evasion</text:p>
          </table:table-cell>
          <table:covered-table-cell/>
          <table:table-cell table:formula="of:=[.D13]+[.D12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ts</text:p>
          </table:table-cell>
          <table:table-cell table:style-name="ce13" table:content-validation-name="val6" office:value-type="float" office:value="13">
            <text:p>13</text:p>
          </table:table-cell>
          <table:table-cell table:style-name="ce18" table:formula="of:=IF([.C13]&lt;=10;INT(([.C13]+1)/2-5);INT(([.C13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Mystic Fortitude</text:p>
          </table:table-cell>
          <table:covered-table-cell/>
          <table:table-cell table:formula="of:=[.D15]+[.D13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Luck</text:p>
          </table:table-cell>
          <table:table-cell table:style-name="ce13" table:content-validation-name="val6" office:value-type="float" office:value="14">
            <text:p>14</text:p>
          </table:table-cell>
          <table:table-cell table:style-name="ce18" table:formula="of:=IF([.C14]&lt;=10;INT(([.C14]+1)/2-5);INT(([.C14]-1)/2-5))" office:value-type="float" office:value="1">
            <text:p>1</text:p>
          </table:table-cell>
          <table:table-cell/>
          <table:table-cell office:value-type="string" table:number-columns-spanned="2" table:number-rows-spanned="1">
            <text:p>Physical Vigor</text:p>
          </table:table-cell>
          <table:covered-table-cell/>
          <table:table-cell table:formula="of:=[.D11]+[.D15]+[.D14]" office:value-type="float" office:value="5">
            <text:p>5</text:p>
          </table:table-cell>
          <table:table-cell/>
          <table:table-cell table:style-name="ce27"/>
          <table:table-cell table:number-columns-repeated="2"/>
        </table:table-row>
        <table:table-row table:style-name="ro2">
          <table:table-cell/>
          <table:table-cell office:value-type="string">
            <text:p>Will</text:p>
          </table:table-cell>
          <table:table-cell table:style-name="ce13" table:content-validation-name="val6" office:value-type="float" office:value="17">
            <text:p>17</text:p>
          </table:table-cell>
          <table:table-cell table:style-name="ce18" table:formula="of:=IF([.C15]&lt;=10;INT(([.C15]+1)/2-5);INT(([.C15]-1)/2-5))" office:value-type="float" office:value="3">
            <text:p>3</text:p>
          </table:table-cell>
          <table:table-cell/>
          <table:table-cell table:style-name="ce27"/>
          <table:table-cell table:number-columns-repeated="3"/>
          <table:table-cell table:style-name="ce27"/>
          <table:table-cell table:number-columns-repeated="2"/>
        </table:table-row>
        <table:table-row table:style-name="ro2">
          <table:table-cell/>
          <table:table-cell table:style-name="ce6" office:value-type="string">
            <text:p>Grace</text:p>
          </table:table-cell>
          <table:table-cell table:style-name="ce14" table:content-validation-name="val6" office:value-type="float" office:value="13">
            <text:p>13</text:p>
          </table:table-cell>
          <table:table-cell table:style-name="ce19" table:formula="of:=IF([.C16]&lt;=10;INT(([.C16]+1)/2-5);INT(([.C16]-1)/2-5))" office:value-type="float" office:value="1">
            <text:p>1</text:p>
          </table:table-cell>
          <table:table-cell/>
          <table:table-cell table:style-name="ce6" office:value-type="string" table:number-columns-spanned="2" table:number-rows-spanned="1">
            <text:p>Personal Charisma</text:p>
          </table:table-cell>
          <table:covered-table-cell table:style-name="ce15"/>
          <table:table-cell table:style-name="ce19" table:formula="of:=[.D15]+[.D16]+[.D14]" office:value-type="float" office:value="5">
            <text:p>5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Comba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Worn/Wielded Equipment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Magic</text:p>
          </table:table-cell>
          <table:covered-table-cell table:style-name="ce8"/>
          <table:covered-table-cell table:style-name="ce20"/>
        </table:table-row>
        <table:table-row table:style-name="ro2">
          <table:table-cell table:style-name="ce1" table:formula="of:=IF(EXACT([.H20];&quot;✓&quot;);2;0)" office:value-type="float" office:value="0">
            <text:p>0</text:p>
          </table:table-cell>
          <table:table-cell office:value-type="string" table:number-columns-spanned="2" table:number-rows-spanned="1">
            <text:p>Melee</text:p>
          </table:table-cell>
          <table:covered-table-cell/>
          <table:table-cell table:style-name="ce18" table:formula="of:=SUM([.D11];[.D12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Breastplate</text:p>
          </table:table-cell>
          <table:covered-table-cell/>
          <table:table-cell table:style-name="ce30" table:content-validation-name="val9" office:value-type="string">
            <text:p>-</text:p>
          </table:table-cell>
          <table:table-cell/>
          <table:table-cell table:style-name="ce5" table:formula="of:=IF([.A4]=6;&quot;Elemental Magic&quot;;IF([.A4]=7;&quot;Orphic Voice&quot;;IF([.A4]=8;&quot;Odylic Charm&quot;;IF([.A4]=9;&quot;Spiritual Aura&quot;;IF([.A4]=10;&quot;Psychic Gift&quot;;&quot;&quot;)))))" table:number-columns-spanned="2" table:number-rows-spanned="1">
            <text:p/>
          </table:table-cell>
          <table:covered-table-cell/>
          <table:table-cell table:style-name="ce18" table:formula="of:=IF(OR([.A4]=6;[.A4]=10);[.D13]+[.D15];IF(OR([.A4]=7;[.A4]=8);[.D16]+[.D14];IF([.A4]=9;[.D15]+[.D14];&quot;&quot;)))">
            <text:p/>
          </table:table-cell>
        </table:table-row>
        <table:table-row table:style-name="ro2">
          <table:table-cell table:style-name="ce2" table:formula="of:=IF(EXACT([.H21];&quot;✓&quot;);2;0)" office:value-type="float" office:value="0">
            <text:p>0</text:p>
          </table:table-cell>
          <table:table-cell office:value-type="string" table:number-columns-spanned="2" table:number-rows-spanned="1">
            <text:p>Missile</text:p>
          </table:table-cell>
          <table:covered-table-cell/>
          <table:table-cell table:style-name="ce18" table:formula="of:=SUM([.D12];[.D13];[.D14])" office:value-type="float" office:value="5">
            <text:p>5</text:p>
          </table:table-cell>
          <table:table-cell/>
          <table:table-cell office:value-type="string" table:number-columns-spanned="2" table:number-rows-spanned="1">
            <text:p>Helmet</text:p>
          </table:table-cell>
          <table:covered-table-cell/>
          <table:table-cell table:style-name="ce31" table:content-validation-name="val10" office:value-type="string">
            <text:p>-</text:p>
          </table:table-cell>
          <table:table-cell/>
          <table:table-cell table:style-name="ce5" table:formula="of:=IF(AND(6&lt;=[.A4];[.A4]&lt;=10);&quot;Mystic Strength&quot;;&quot;&quot;)" table:number-columns-spanned="2" table:number-rows-spanned="1">
            <text:p/>
          </table:table-cell>
          <table:covered-table-cell/>
          <table:table-cell table:style-name="ce18" table:formula="of:=IF(AND(6&lt;=[.A4];[.A4]&lt;=10);12+[.L20];&quot;&quot;)">
            <text:p/>
          </table:table-cell>
        </table:table-row>
        <table:table-row table:style-name="ro2">
          <table:table-cell table:style-name="ce1" table:formula="of:=IF(EXACT([.H22];&quot;✓&quot;);2;0)" office:value-type="float" office:value="0">
            <text:p>0</text:p>
          </table:table-cell>
          <table:table-cell office:value-type="string" table:number-columns-spanned="2" table:number-rows-spanned="1">
            <text:p>Initiative</text:p>
          </table:table-cell>
          <table:covered-table-cell/>
          <table:table-cell table:style-name="ce18" table:formula="of:=SUM(10;[.D12];[.D13];IF([.A4]=4;[.D14];0);IF(AND([.A4]=5;[.A24]=2);[.D15];0))" office:value-type="float" office:value="17">
            <text:p>17</text:p>
          </table:table-cell>
          <table:table-cell/>
          <table:table-cell office:value-type="string" table:number-columns-spanned="2" table:number-rows-spanned="1">
            <text:p>Shield</text:p>
          </table:table-cell>
          <table:covered-table-cell/>
          <table:table-cell table:style-name="ce31" table:content-validation-name="val11" office:value-type="string">
            <text:p>-</text:p>
          </table:table-cell>
          <table:table-cell/>
          <table:table-cell table:style-name="ce37" table:formula="of:=IF([.A4]=6;&quot;Elemental Magic&quot;;IF([.A4]=7;&quot;Poetic Magic&quot;;IF([.A4]=8;&quot;Nature's Gifts&quot;;IF([.A4]=9;&quot;Divine Prodigies&quot;;IF([.A4]=10;&quot;Sorcery&quot;;&quot;&quot;)))))" table:number-columns-spanned="3" table:number-rows-spanned="1">
            <text:p/>
          </table:table-cell>
          <table:covered-table-cell table:number-columns-repeated="2"/>
        </table:table-row>
        <table:table-row table:style-name="ro2">
          <table:table-cell table:style-name="ce1" table:formula="of:=IF(AND([.A4]=1;[.A20]=0);[.D16];IF(AND([.A4]=2;[.A20]=0);[.D15];IF(AND([.A4]=3;[.A20]=0);[.D12];IF(AND([.A4]=5;[.A24]=2;[.A22]=2);[.D12];IF(AND([.A4]=12;[.A20]=0);[.D13];0)))))" office:value-type="float" office:value="0">
            <text:p>0</text:p>
          </table:table-cell>
          <table:table-cell office:value-type="string" table:number-columns-spanned="2" table:number-rows-spanned="1">
            <text:p>Defense Class</text:p>
          </table:table-cell>
          <table:covered-table-cell/>
          <table:table-cell table:style-name="ce18" table:formula="of:=SUM(12;[.D14])" office:value-type="float" office:value="13">
            <text:p>13</text:p>
          </table:table-cell>
          <table:table-cell/>
          <table:table-cell table:number-columns-spanned="2" table:number-rows-spanned="1"/>
          <table:covered-table-cell/>
          <table:table-cell table:style-name="ce32"/>
          <table:table-cell/>
          <table:table-cell table:style-name="ce27"/>
          <table:table-cell table:number-columns-repeated="2"/>
        </table:table-row>
        <table:table-row table:style-name="ro2">
          <table:table-cell table:style-name="ce1" table:formula="of:=IF(EXACT([.H24];&quot;Sword&quot;);1;IF(EXACT([.H24];&quot;Spear&quot;);2;IF(EXACT([.H24];&quot;Dagger&quot;);3;IF(EXACT([.H24];&quot;Barbarian&quot;);4;IF(EXACT([.H24];&quot;Bow&quot;);5;0)))))" office:value-type="float" office:value="2">
            <text:p>2</text:p>
          </table:table-cell>
          <table:table-cell table:style-name="ce6" table:number-columns-spanned="2" table:number-rows-spanned="1"/>
          <table:covered-table-cell table:style-name="ce15"/>
          <table:table-cell table:style-name="ce19"/>
          <table:table-cell/>
          <table:table-cell table:style-name="ce6" office:value-type="string" table:number-columns-spanned="2" table:number-rows-spanned="1">
            <text:p>Weapon</text:p>
          </table:table-cell>
          <table:covered-table-cell table:style-name="ce15"/>
          <table:table-cell table:style-name="ce33" table:content-validation-name="val12" office:value-type="string">
            <text:p>Spear</text:p>
          </table:table-cell>
          <table:table-cell/>
          <table:table-cell table:style-name="ce36"/>
          <table:table-cell table:style-name="ce15"/>
          <table:table-cell table:style-name="ce35"/>
        </table:table-row>
        <table:table-row table:style-name="ro2">
          <table:table-cell/>
          <table:table-cell table:style-name="ce3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Health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Defense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3" table:number-rows-spanned="1">
            <text:p>Power</text:p>
          </table:table-cell>
          <table:covered-table-cell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Max Hits</text:p>
          </table:table-cell>
          <table:covered-table-cell/>
          <table:table-cell table:style-name="ce18" table:formula="of:=IF([.A4]&lt;=5;8+4*[.H6];IF(11&lt;=[.A4];8+2*[.H6];6+2*[.H6]))" office:value-type="float" office:value="12">
            <text:p>12</text:p>
          </table:table-cell>
          <table:table-cell/>
          <table:table-cell office:value-type="string" table:number-columns-spanned="2" table:number-rows-spanned="1">
            <text:p>EDC Melee</text:p>
          </table:table-cell>
          <table:covered-table-cell/>
          <table:table-cell table:formula="of:=SUM([.D23];IF(OR([.A4]=6;[.A4]=7;[.A4]=8);0;[.A20]+[.A21]);IF(OR([.A4]=7;[.A4]=8);0;[.A22]);[.A23])" office:value-type="float" office:value="13">
            <text:p>13</text:p>
          </table:table-cell>
          <table:table-cell/>
          <table:table-cell table:style-name="ce5" table:formula="of:=IF(AND(6&lt;=[.A4];[.A4]&lt;=10);&quot;Power Max&quot;;&quot;&quot;)" table:number-columns-spanned="2" table:number-rows-spanned="1">
            <text:p/>
          </table:table-cell>
          <table:covered-table-cell/>
          <table:table-cell table:style-name="ce18" table:formula="of:=IF(AND(6&lt;=[.A4];[.A4]&lt;=10);SUM(4*[.H6];IF(OR([.A4]=7;[.A4]=8);[.D16];[.D15]));&quot;&quot;)">
            <text:p/>
          </table:table-cell>
        </table:table-row>
        <table:table-row table:style-name="ro2">
          <table:table-cell/>
          <table:table-cell office:value-type="string" table:number-columns-spanned="2" table:number-rows-spanned="1">
            <text:p>Damage</text:p>
          </table:table-cell>
          <table:covered-table-cell/>
          <table:table-cell table:style-name="ce21" table:content-validation-name="val7" office:value-type="float" office:value="0">
            <text:p>0</text:p>
          </table:table-cell>
          <table:table-cell/>
          <table:table-cell office:value-type="string" table:number-columns-spanned="2" table:number-rows-spanned="1">
            <text:p>EDC Missile</text:p>
          </table:table-cell>
          <table:covered-table-cell/>
          <table:table-cell table:formula="of:=SUM([.D23];IF(OR([.A4]=6;[.A4]=7;[.A4]=8);0;[.A20]+[.A21]);IF(OR([.A4]=7;[.A4]=8);0;[.A22]))" office:value-type="float" office:value="13">
            <text:p>13</text:p>
          </table:table-cell>
          <table:table-cell/>
          <table:table-cell table:style-name="ce5" table:formula="of:=IF(AND(6&lt;=[.A4];[.A4]&lt;=10);&quot;Power Spend&quot;;&quot;&quot;)" table:number-columns-spanned="2" table:number-rows-spanned="1">
            <text:p/>
          </table:table-cell>
          <table:covered-table-cell/>
          <table:table-cell table:style-name="ce21" table:content-validation-name="val13"/>
        </table:table-row>
        <table:table-row table:style-name="ro2">
          <table:table-cell/>
          <table:table-cell table:style-name="ce6" office:value-type="string" table:number-columns-spanned="2" table:number-rows-spanned="1">
            <text:p>Current Hits</text:p>
          </table:table-cell>
          <table:covered-table-cell table:style-name="ce15"/>
          <table:table-cell table:style-name="ce19" table:formula="of:=[.D27]-[.D28]" office:value-type="float" office:value="12">
            <text:p>12</text:p>
          </table:table-cell>
          <table:table-cell/>
          <table:table-cell table:style-name="ce6" office:value-type="string" table:number-columns-spanned="2" table:number-rows-spanned="1">
            <text:p>EDC Surprised</text:p>
          </table:table-cell>
          <table:covered-table-cell table:style-name="ce15"/>
          <table:table-cell table:style-name="ce19" table:formula="of:=SUM([.D23];IF(OR([.A4]=6;[.A4]=7;[.A4]=8);0;[.A20]+[.A21]))" office:value-type="float" office:value="13">
            <text:p>13</text:p>
          </table:table-cell>
          <table:table-cell/>
          <table:table-cell table:style-name="ce6" table:formula="of:=IF(AND(6&lt;=[.A4];[.A4]&lt;=10);&quot;Power Left&quot;;&quot;&quot;)" table:number-columns-spanned="2" table:number-rows-spanned="1">
            <text:p/>
          </table:table-cell>
          <table:covered-table-cell table:style-name="ce15"/>
          <table:table-cell table:style-name="ce19" table:formula="of:=IF(AND(6&lt;=[.A4];[.A4]&lt;=10);[.L27]-[.L28];&quot;&quot;)">
            <text:p/>
          </table:table-cell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4" office:value-type="string" table:number-columns-spanned="3" table:number-rows-spanned="1">
            <text:p>Money</text:p>
          </table:table-cell>
          <table:covered-table-cell table:style-name="ce8"/>
          <table:covered-table-cell table:style-name="ce20"/>
          <table:table-cell/>
          <table:table-cell table:style-name="ce4" office:value-type="string" table:number-columns-spanned="7" table:number-rows-spanned="1">
            <text:p>Inventory</text:p>
          </table:table-cell>
          <table:covered-table-cell table:number-columns-repeated="5" table:style-name="ce8"/>
          <table:covered-table-cell table:style-name="ce20"/>
        </table:table-row>
        <table:table-row table:style-name="ro2">
          <table:table-cell/>
          <table:table-cell office:value-type="string" table:number-columns-spanned="2" table:number-rows-spanned="1">
            <text:p>Gold</text:p>
          </table:table-cell>
          <table:covered-table-cell/>
          <table:table-cell table:style-name="ce21" table:content-validation-name="val8" office:value-type="float" office:value="2">
            <text:p>2</text:p>
          </table:table-cell>
          <table:table-cell/>
          <table:table-cell office:value-type="string" table:number-columns-spanned="3" table:number-rows-spanned="1">
            <text:p>Spear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Waterskin</text:p>
          </table:table-cell>
          <table:covered-table-cell table:number-columns-repeated="2"/>
        </table:table-row>
        <table:table-row table:style-name="ro2">
          <table:table-cell/>
          <table:table-cell office:value-type="string" table:number-columns-spanned="2" table:number-rows-spanned="1">
            <text:p>Silver</text:p>
          </table:table-cell>
          <table:covered-table-cell/>
          <table:table-cell table:style-name="ce21" table:content-validation-name="val8" office:value-type="float" office:value="89">
            <text:p>89</text:p>
          </table:table-cell>
          <table:table-cell/>
          <table:table-cell office:value-type="string" table:number-columns-spanned="3" table:number-rows-spanned="1">
            <text:p>Sword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Keyring</text:p>
          </table:table-cell>
          <table:covered-table-cell table:number-columns-repeated="2"/>
        </table:table-row>
        <table:table-row table:style-name="ro2">
          <table:table-cell/>
          <table:table-cell table:style-name="ce6" office:value-type="string" table:number-columns-spanned="2" table:number-rows-spanned="1">
            <text:p>Copper</text:p>
          </table:table-cell>
          <table:covered-table-cell table:style-name="ce15"/>
          <table:table-cell table:style-name="ce22" table:content-validation-name="val8"/>
          <table:table-cell/>
          <table:table-cell office:value-type="string" table:number-columns-spanned="3" table:number-rows-spanned="1">
            <text:p>Dagger</text:p>
          </table:table-cell>
          <table:covered-table-cell/>
          <table:covered-table-cell table:style-name="Default"/>
          <table:table-cell/>
          <table:table-cell office:value-type="string" table:number-columns-spanned="3" table:number-rows-spanned="1">
            <text:p>Shield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Bedroll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Helmet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Rope (30 ft)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Breastplate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int &amp; Tinder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Cheap Hat (0s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table:number-columns-spanned="3" table:number-rows-spanned="1">
            <text:p>Flask of Oil</text:p>
          </table:table-cell>
          <table:covered-table-cell table:style-name="ce3"/>
          <table:covered-table-cell table:style-name="Default"/>
          <table:table-cell table:style-name="ce3"/>
          <table:table-cell office:value-type="string" table:number-columns-spanned="3" table:number-rows-spanned="1">
            <text:p>Fake Spear (5s)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6" office:value-type="string" table:number-columns-spanned="3" table:number-rows-spanned="1">
            <text:p>Torch</text:p>
          </table:table-cell>
          <table:covered-table-cell table:style-name="ce16"/>
          <table:covered-table-cell table:style-name="ce15"/>
          <table:table-cell table:style-name="ce16"/>
          <table:table-cell table:style-name="ce35" office:value-type="string" table:number-columns-spanned="3" table:number-rows-spanned="1">
            <text:p>Old Cloak</text:p>
          </table:table-cell>
          <table:covered-table-cell table:style-name="ce15"/>
          <table:covered-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09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igail </meta:initial-creator>
    <meta:creation-date>2011-11-06T23:27:20</meta:creation-date>
    <meta:generator>OpenOffice.org/3.3$Unix OpenOffice.org_project/330m20$Build-9567</meta:generator>
    <dc:date>2012-04-10T09:36:54</dc:date>
    <dc:creator>Abigail </dc:creator>
    <meta:editing-duration>P64DT5H17M6S</meta:editing-duration>
    <meta:editing-cycles>31</meta:editing-cycles>
    <meta:document-statistic meta:table-count="1" meta:cell-count="126" meta:object-count="0"/>
  </office:meta>
</office:document-meta>
</file>